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ceptionGenerator.dumpLocation( Location loc , AttributesImpl attr , Conten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ceptionGenerator.gene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ceptionGenerator.toSAX( Throwable thr , ContentHandler handler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">
            <text:p text:style-name="Table_20_Contents">6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ExceptionGenerator.setup( SourceResolver resolver , Map objectModel , String src , Parameters p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ceptionGenerator.simpleElement( String name , Attributes attr , String value , ContentHandler hand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